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_scanFieldBoolean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scanFieldBoolean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Test_scanFieldBoolean.test_error_9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Boolean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scanFieldBoolean.test_error_1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Boolean.test_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scanFieldBoolean.test_error_1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Boolean.test_error_8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Boolean.test_error_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Boolean.test_error_7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Boolean.test_error_1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Boolean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Boolean.test_error_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Boolean.test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O.set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Test_scanFieldBoolean.test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Boolean.test_error_1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Boolean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Boolean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scanFieldBoolean.test_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scanFieldBoolean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